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HelveticaNeue-LightItalic" svg:font-family="HelveticaNeue-LightItalic" style:font-family-generic="script"/>
    <style:font-face style:name="HelveticaNeue-Bold" svg:font-family="HelveticaNeue-Bol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fo:font-size="14pt" style:font-size-asian="14pt" style:font-size-complex="14pt"/>
    </style:style>
    <style:style style:name="T3" style:parent-style-name="Absatz-Standardschriftart" style:family="text">
      <style:text-properties style:font-name="Verdana" fo:font-size="14pt" style:font-size-asian="14pt" style:font-size-complex="14pt"/>
    </style:style>
    <style:style style:name="T4" style:parent-style-name="Absatz-Standardschriftart" style:family="text">
      <style:text-properties style:font-name="Verdana" fo:font-size="14pt" style:font-size-asian="14pt" style:font-size-complex="14pt"/>
    </style:style>
    <style:style style:name="T5" style:parent-style-name="Absatz-Standardschriftart" style:family="text">
      <style:text-properties style:font-name="Verdana" style:font-name-asian="HelveticaNeue-LightItalic" style:font-name-complex="HelveticaNeue-LightItalic" fo:color="#000000" fo:font-size="14pt" style:font-size-asian="14pt" style:font-size-complex="14pt"/>
    </style:style>
    <style:style style:name="T6" style:parent-style-name="Absatz-Standardschriftart" style:family="text">
      <style:text-properties style:font-name="Verdana" style:font-name-asian="HelveticaNeue-LightItalic" style:font-name-complex="HelveticaNeue-LightItalic" fo:color="#000000" fo:font-size="14pt" style:font-size-asian="14pt" style:font-size-complex="14pt"/>
    </style:style>
    <style:style style:name="P7" style:parent-style-name="Standard" style:family="paragraph">
      <style:paragraph-properties style:text-autospace="none" style:vertical-align="auto"/>
      <style:text-properties style:font-name="Verdana" style:font-name-asian="HelveticaNeue-Bold" style:font-name-complex="HelveticaNeue-Bold" fo:color="#000000" fo:font-size="14pt" style:font-size-asian="14pt" style:font-size-complex="14pt"/>
    </style:style>
    <style:style style:name="P8" style:parent-style-name="Textbody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Verdana" style:font-name-asian="HelveticaNeue-LightItalic" style:font-name-complex="HelveticaNeue-LightItalic" fo:font-weight="bold" style:font-weight-asian="bold" style:font-weight-complex="bold" fo:color="#000000" fo:font-size="14pt" style:font-size-asian="14pt" style:font-size-complex="14pt"/>
    </style:style>
    <style:style style:name="P10" style:parent-style-name="Standard" style:family="paragraph">
      <style:paragraph-properties style:text-autospace="none" style:vertical-align="auto"/>
      <style:text-properties style:font-name="Verdana" fo:color="#000000" fo:font-size="14pt" style:font-size-asian="14pt" style:font-size-complex="14pt"/>
    </style:style>
    <style:style style:name="P11" style:parent-style-name="Textbody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Verdana" style:font-name-asian="HelveticaNeue-LightItalic" style:font-name-complex="HelveticaNeue-LightItalic"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paragraph-properties style:text-autospace="none" style:vertical-align="auto"/>
      <style:text-properties style:font-name="Verdana" style:font-name-asian="HelveticaNeue-LightItalic" style:font-name-complex="HelveticaNeue-LightItalic" fo:color="#000000" fo:font-size="14pt" style:font-size-asian="14pt" style:font-size-complex="14pt"/>
    </style:style>
    <style:style style:name="P14" style:parent-style-name="Standard" style:family="paragraph">
      <style:paragraph-properties style:text-autospace="none" style:vertical-align="auto"/>
      <style:text-properties style:font-name="Verdana" fo:color="#000000" fo:font-size="14pt" style:font-size-asian="14pt" style:font-size-complex="14pt"/>
    </style:style>
    <style:style style:name="T15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6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7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8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9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" style:parent-style-name="Absatz-Standardschriftart" style:family="text">
      <style:text-properties style:font-name="Verdana" fo:font-size="14pt" style:font-size-asian="14pt" style:font-size-complex="14pt"/>
    </style:style>
    <style:style style:name="T21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2" style:parent-style-name="Absatz-Standardschriftart" style:family="text">
      <style:text-properties style:font-name="Verdana" fo:font-size="14pt" style:font-size-asian="14pt" style:font-size-complex="14pt"/>
    </style:style>
    <style:style style:name="T23" style:parent-style-name="Absatz-Standardschriftart" style:family="text">
      <style:text-properties style:font-name="Verdana" fo:font-size="14pt" style:font-size-asian="14pt" style:font-size-complex="14pt"/>
    </style:style>
    <style:style style:name="T24" style:parent-style-name="Absatz-Standardschriftart" style:family="text">
      <style:text-properties style:font-name="Verdana" fo:font-size="14pt" style:font-size-asian="14pt" style:font-size-complex="14pt"/>
    </style:style>
    <style:style style:name="T25" style:parent-style-name="Absatz-Standardschriftart" style:family="text">
      <style:text-properties style:font-name="Verdana" fo:font-size="14pt" style:font-size-asian="14pt" style:font-size-complex="14pt"/>
    </style:style>
    <style:style style:name="T26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7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8" style:parent-style-name="Absatz-Standardschriftart" style:family="text">
      <style:text-properties style:font-name="Verdana" fo:font-size="14pt" style:font-size-asian="14pt" style:font-size-complex="14pt"/>
    </style:style>
    <style:style style:name="T29" style:parent-style-name="Absatz-Standardschriftart" style:family="text">
      <style:text-properties style:font-name="Verdana" fo:font-size="14pt" style:font-size-asian="14pt" style:font-size-complex="14pt"/>
    </style:style>
    <style:style style:name="T30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1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2" style:parent-style-name="Absatz-Standardschriftart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3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4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5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6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7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8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9" style:parent-style-name="Absatz-Standardschriftart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0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1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2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3" style:parent-style-name="Absatz-Standardschriftart" style:family="text">
      <style:text-properties style:font-name="Verdana" fo:font-size="14pt" style:font-size-asian="14pt" style:font-size-complex="14pt"/>
    </style:style>
    <style:style style:name="T44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" style:parent-style-name="Absatz-Standardschriftart" style:family="text">
      <style:text-properties style:font-name="Verdana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2"><text:bookmark-start text:name="grepsyntax_und_beispiele"/><text:bookmark-end text:name="grepsyntax_und_beispiele"/><text:span text:style-name="T2">Übung grep 2</text:span><text:span text:style-name="T3"><text:line-break/></text:span><text:span text:style-name="T4"><text:line-break/></text:span><text:span text:style-name="T5">Wie können Sie eine Datei im aktuellen Verzeichnis finden, wenn Sie den Dateinamen vergessen<text:s/></text:span><text:span text:style-name="T6">haben, Sie wissen aber noch, dass in der Datei das Wort “Urlaub“ vorkommt</text:span></text:h>
      <text:p text:style-name="P7"/>
      <text:p text:style-name="P8"/>
      <text:p text:style-name="P9">Angenommen eine Datei enthält Zeilen, die mit einem #-Zeichen beginnen. Wie können Sie die Datei mit Hilfe von grep so anzeigen, dass diese Zeilen mit # nicht enthalten sind?</text:p>
      <text:p text:style-name="P10"/>
      <text:p text:style-name="P11"/>
      <text:p text:style-name="P12">Lassen Sie sich aus der Datei /etc/passwd alle Zeilen anzeigen, die mit den ersten 3 Buchstaben Ihres Benutzernamens beginnen.</text:p>
      <text:p text:style-name="P13"/>
      <text:p text:style-name="P14"/>
      <text:p text:style-name="Textbody"><text:span text:style-name="T15"><text:line-break/></text:span><text:span text:style-name="T16">Wie lässt</text:span><text:span text:style-name="T17"><text:s/>sich in alle Dateien des Typs „.doc“ nach „wort“ suchen?</text:span><text:span text:style-name="T18"><text:line-break/></text:span><text:span text:style-name="T19"><text:line-break/></text:span><text:span text:style-name="T20"><text:line-break/></text:span><text:span text:style-name="T21">Lassen Sie die Ergebnisse in datei.txt umleiten</text:span><text:span text:style-name="T22"><text:line-break/></text:span><text:span text:style-name="T23"><text:line-break/></text:span><text:span text:style-name="T24"><text:line-break/></text:span><text:span text:style-name="T25"><text:line-break/></text:span><text:span text:style-name="T26">Suchen Sie in Ihrer history nach „ls -l“</text:span><text:span text:style-name="T27"><text:line-break/></text:span><text:span text:style-name="T28"><text:line-break/></text:span><text:span text:style-name="T29"><text:line-break/></text:span><text:span text:style-name="T30">Suchen Sie in allen .txt-Dateien in Ih</text:span><text:span text:style-name="T31">rem home-Verzeichnis nach „wort1“<text:s/></text:span><text:span text:style-name="T32">oder</text:span><text:span text:style-name="T33"><text:s/>„wort2“</text:span><text:span text:style-name="T34"><text:line-break/></text:span><text:span text:style-name="T35"><text:line-break/></text:span><text:span text:style-name="T36"><text:line-break/></text:span><text:span text:style-name="T37"><text:line-break/></text:span><text:span text:style-name="T38">Suchen Sie in allen .txt-Dateien in Ihrem home-Verzeichnis nach „wort1“<text:s/></text:span><text:span text:style-name="T39">und</text:span><text:span text:style-name="T40"><text:s/>„wort2“</text:span><text:span text:style-name="T41"><text:line-break/></text:span><text:span text:style-name="T42"><text:line-break/></text:span><text:span text:style-name="T43"><text:line-break/></text:span><text:span text:style-name="T44">Suchen Sie in allen .txt-Dateien in Ihrem home-Verzeichnis nach „wort1“<text:s/></text:span><text:span text:style-name="T45">und</text:span><text:span text:style-name="T46"><text:s/>„wort2“ und wort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HelveticaNeue-LightItalic" svg:font-family="HelveticaNeue-LightItalic" style:font-family-generic="script"/>
    <style:font-face style:name="HelveticaNeue-Bold" svg:font-family="HelveticaNeue-Bol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ny </meta:initial-creator>
    <dc:creator>Andreas</dc:creator>
    <meta:creation-date>2019-07-22T10:57:00Z</meta:creation-date>
    <dc:date>2020-01-14T15:24:00Z</dc:date>
    <meta:print-date>2019-07-22T17:05:00Z</meta:print-date>
    <meta:template xlink:href="Normal" xlink:type="simple"/>
    <meta:editing-cycles>9</meta:editing-cycles>
    <meta:editing-duration>PT0S</meta:editing-duration>
    <meta:document-statistic meta:page-count="1" meta:paragraph-count="1" meta:word-count="126" meta:character-count="920" meta:row-count="6" meta:non-whitespace-character-count="795"/>
  </office:meta>
</office:document-meta>
</file>